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L2"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1)</text:span></text:p>
      <text:p text:style-name="Standard"><text:span text:style-name="T1"><text:tab/>Paweł Czarnul </text:span></text:p>
      <text:p text:style-name="Standard"><text:span text:style-name="T1"><text:tab/>“Parallelization of large vector similarity computations in a hybrid CPU+GPU <text:tab/>environment”</text:span></text:p>
      <text:p text:style-name="Standard"><text:span text:style-name="T1"><text:tab/></text:span><text:a xlink:type="simple" xlink:href="https://link.springer.com/article/10.1007/s11227-017-2159-7" text:style-name="Internet_20_link" text:visited-style-name="Visited_20_Internet_20_Link"><text:span text:style-name="T1">https://link.springer.com/article/10.1007/s11227-017-2159-7</text:span></text:a></text:p>
      <text:p text:style-name="Standard"><text:span text:style-name="T1"><text:tab/>2)</text:span></text:p>
      <text:list xml:id="list6662373522628762397" text:style-name="L2">
        <text:list-header>
          <text:p text:style-name="P2">Alejandro L´opez-Ortiz, Alejandro Salinger, Robert Suderman <text:s/></text:p>
          <text:p text:style-name="P2">“Toward a Generic Hybrid CPU-GPU Parallelization of Divide-and-Conquer Algorithms“</text:p>
          <text:p text:style-name="P2"><text:a xlink:type="simple" xlink:href="http://www.ijnc.org/index.php/ijnc/article/view/77/76" text:style-name="Internet_20_link" text:visited-style-name="Visited_20_Internet_20_Link">http://www.ijnc.org/index.php/ijnc/article/view/77/76</text:a></text:p>
        </text:list-header>
      </text:list>
      <text:p text:style-name="P1"><text:tab/>3)</text:p>
      <text:p text:style-name="P1"><text:tab/>Thomas H. Cormen, Charles E. Leiserson, Ronald L. Rivest, Clifford Stein</text:p>
      <text:p text:style-name="P1"><text:tab/>“Wprowadzenie do algorytmów” <text:s/>ISBN - 987-83-01-16911-4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20T18:05:27.72</meta:creation-date>
    <meta:generator>OpenOffice/4.1.7$Win32 OpenOffice.org_project/417m1$Build-9800</meta:generator>
    <meta:document-statistic meta:table-count="0" meta:image-count="0" meta:object-count="0" meta:page-count="1" meta:paragraph-count="11" meta:word-count="54" meta:character-count="503"/>
    <dc:date>2019-11-20T18:13:53</dc:date>
    <meta:editing-duration>PT8M25S</meta:editing-duration>
    <meta:editing-cycles>1</meta:editing-cycles>
  </office:meta>
</office:document-meta>
</file>